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468440" table:style-name="ce7">
            <text:p>1.468.440</text:p>
          </table:table-cell>
          <table:table-cell office:value-type="float" office:value="219200" table:style-name="ce7">
            <text:p>219.200</text:p>
          </table:table-cell>
          <table:table-cell office:value-type="float" office:value="564800" table:style-name="ce7">
            <text:p>564.800</text:p>
          </table:table-cell>
          <table:table-cell office:value-type="float" office:value="2252440" table:style-name="ce8">
            <text:p>2.252.440</text:p>
          </table:table-cell>
          <table:table-cell office:value-type="float" office:value="1970183" table:style-name="ce8">
            <text:p>1.970.183</text:p>
          </table:table-cell>
          <table:table-cell office:value-type="percentage" office:value="0.874688337980146" table:style-name="ce9">
            <text:p>87,5%</text:p>
          </table:table-cell>
          <table:table-cell office:value-type="float" office:value="1419209" table:style-name="ce7">
            <text:p>1.419.209</text:p>
          </table:table-cell>
          <table:table-cell office:value-type="float" office:value="550974" table:style-name="ce7">
            <text:p>550.974</text:p>
          </table:table-cell>
          <table:table-cell office:value-type="date" office:date-value="2021-04-13T00:00:00" table:style-name="ce10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291645" table:style-name="ce12">
            <text:p>291.645</text:p>
          </table:table-cell>
          <table:table-cell office:value-type="float" office:value="45800" table:style-name="ce12">
            <text:p>45.800</text:p>
          </table:table-cell>
          <table:table-cell office:value-type="float" office:value="88700" table:style-name="ce12">
            <text:p>88.700</text:p>
          </table:table-cell>
          <table:table-cell office:value-type="float" office:value="426145" table:style-name="ce13">
            <text:p>426.145</text:p>
          </table:table-cell>
          <table:table-cell office:value-type="float" office:value="331419" table:style-name="ce13">
            <text:p>331.419</text:p>
          </table:table-cell>
          <table:table-cell office:value-type="percentage" office:value="0.77771415832639124" table:style-name="ce14">
            <text:p>77,8%</text:p>
          </table:table-cell>
          <table:table-cell office:value-type="float" office:value="228547" table:style-name="ce12">
            <text:p>228.547</text:p>
          </table:table-cell>
          <table:table-cell office:value-type="float" office:value="102872" table:style-name="ce12">
            <text:p>102.872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280535" table:style-name="ce12">
            <text:p>280.535</text:p>
          </table:table-cell>
          <table:table-cell office:value-type="float" office:value="42200" table:style-name="ce12">
            <text:p>42.200</text:p>
          </table:table-cell>
          <table:table-cell office:value-type="float" office:value="68000" table:style-name="ce12">
            <text:p>68.000</text:p>
          </table:table-cell>
          <table:table-cell office:value-type="float" office:value="390735" table:style-name="ce13">
            <text:p>390.735</text:p>
          </table:table-cell>
          <table:table-cell office:value-type="float" office:value="317019" table:style-name="ce13">
            <text:p>317.019</text:p>
          </table:table-cell>
          <table:table-cell office:value-type="percentage" office:value="0.81134016660908292" table:style-name="ce14">
            <text:p>81,1%</text:p>
          </table:table-cell>
          <table:table-cell office:value-type="float" office:value="216006" table:style-name="ce12">
            <text:p>216.006</text:p>
          </table:table-cell>
          <table:table-cell office:value-type="float" office:value="101013" table:style-name="ce12">
            <text:p>101.013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58310" table:style-name="ce12">
            <text:p>158.31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64010" table:style-name="ce13">
            <text:p>264.010</text:p>
          </table:table-cell>
          <table:table-cell office:value-type="float" office:value="233042" table:style-name="ce13">
            <text:p>233.042</text:p>
          </table:table-cell>
          <table:table-cell office:value-type="percentage" office:value="0.88270141282527181" table:style-name="ce14">
            <text:p>88,3%</text:p>
          </table:table-cell>
          <table:table-cell office:value-type="float" office:value="175460" table:style-name="ce12">
            <text:p>175.460</text:p>
          </table:table-cell>
          <table:table-cell office:value-type="float" office:value="57582" table:style-name="ce12">
            <text:p>57.582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19380" table:style-name="ce12">
            <text:p>319.380</text:p>
          </table:table-cell>
          <table:table-cell office:value-type="float" office:value="47800" table:style-name="ce12">
            <text:p>47.800</text:p>
          </table:table-cell>
          <table:table-cell office:value-type="float" office:value="145200" table:style-name="ce12">
            <text:p>145.200</text:p>
          </table:table-cell>
          <table:table-cell office:value-type="float" office:value="512380" table:style-name="ce13">
            <text:p>512.380</text:p>
          </table:table-cell>
          <table:table-cell office:value-type="float" office:value="418843" table:style-name="ce13">
            <text:p>418.843</text:p>
          </table:table-cell>
          <table:table-cell office:value-type="percentage" office:value="0.81744603614504863" table:style-name="ce14">
            <text:p>81,7%</text:p>
          </table:table-cell>
          <table:table-cell office:value-type="float" office:value="302770" table:style-name="ce12">
            <text:p>302.770</text:p>
          </table:table-cell>
          <table:table-cell office:value-type="float" office:value="116073" table:style-name="ce12">
            <text:p>116.073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32945" table:style-name="ce12">
            <text:p>132.94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193345" table:style-name="ce13">
            <text:p>193.345</text:p>
          </table:table-cell>
          <table:table-cell office:value-type="float" office:value="147960" table:style-name="ce13">
            <text:p>147.960</text:p>
          </table:table-cell>
          <table:table-cell office:value-type="percentage" office:value="0.76526416509348572" table:style-name="ce14">
            <text:p>76,5%</text:p>
          </table:table-cell>
          <table:table-cell office:value-type="float" office:value="101801" table:style-name="ce12">
            <text:p>101.801</text:p>
          </table:table-cell>
          <table:table-cell office:value-type="float" office:value="46159" table:style-name="ce12">
            <text:p>46.159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647895" table:style-name="ce12">
            <text:p>647.89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915595" table:style-name="ce13">
            <text:p>915.595</text:p>
          </table:table-cell>
          <table:table-cell office:value-type="float" office:value="730342" table:style-name="ce13">
            <text:p>730.342</text:p>
          </table:table-cell>
          <table:table-cell office:value-type="percentage" office:value="0.79766927517079056" table:style-name="ce14">
            <text:p>79,8%</text:p>
          </table:table-cell>
          <table:table-cell office:value-type="float" office:value="492310" table:style-name="ce12">
            <text:p>492.310</text:p>
          </table:table-cell>
          <table:table-cell office:value-type="float" office:value="238032" table:style-name="ce12">
            <text:p>238.032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12875" table:style-name="ce12">
            <text:p>412.87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19075" table:style-name="ce13">
            <text:p>619.075</text:p>
          </table:table-cell>
          <table:table-cell office:value-type="float" office:value="499581" table:style-name="ce13">
            <text:p>499.581</text:p>
          </table:table-cell>
          <table:table-cell office:value-type="percentage" office:value="0.80697976820256023" table:style-name="ce14">
            <text:p>80,7%</text:p>
          </table:table-cell>
          <table:table-cell office:value-type="float" office:value="344341" table:style-name="ce12">
            <text:p>344.341</text:p>
          </table:table-cell>
          <table:table-cell office:value-type="float" office:value="155240" table:style-name="ce12">
            <text:p>155.240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413980" table:style-name="ce12">
            <text:p>1.413.980</text:p>
          </table:table-cell>
          <table:table-cell office:value-type="float" office:value="221100" table:style-name="ce12">
            <text:p>221.100</text:p>
          </table:table-cell>
          <table:table-cell office:value-type="float" office:value="519100" table:style-name="ce12">
            <text:p>519.100</text:p>
          </table:table-cell>
          <table:table-cell office:value-type="float" office:value="2154180" table:style-name="ce13">
            <text:p>2.154.180</text:p>
          </table:table-cell>
          <table:table-cell office:value-type="float" office:value="1843205" table:style-name="ce13">
            <text:p>1.843.205</text:p>
          </table:table-cell>
          <table:table-cell office:value-type="percentage" office:value="0.85564112562552808" table:style-name="ce14">
            <text:p>85,6%</text:p>
          </table:table-cell>
          <table:table-cell office:value-type="float" office:value="1381065" table:style-name="ce12">
            <text:p>1.381.065</text:p>
          </table:table-cell>
          <table:table-cell office:value-type="float" office:value="462140" table:style-name="ce12">
            <text:p>462.140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836740" table:style-name="ce12">
            <text:p>836.74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320640" table:style-name="ce13">
            <text:p>1.320.640</text:p>
          </table:table-cell>
          <table:table-cell office:value-type="float" office:value="1125277" table:style-name="ce13">
            <text:p>1.125.277</text:p>
          </table:table-cell>
          <table:table-cell office:value-type="percentage" office:value="0.85206945117518784" table:style-name="ce14">
            <text:p>85,2%</text:p>
          </table:table-cell>
          <table:table-cell office:value-type="float" office:value="835363" table:style-name="ce12">
            <text:p>835.363</text:p>
          </table:table-cell>
          <table:table-cell office:value-type="float" office:value="289914" table:style-name="ce12">
            <text:p>289.914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44025" table:style-name="ce12">
            <text:p>244.025</text:p>
          </table:table-cell>
          <table:table-cell office:value-type="float" office:value="36200" table:style-name="ce12">
            <text:p>36.200</text:p>
          </table:table-cell>
          <table:table-cell office:value-type="float" office:value="70900" table:style-name="ce12">
            <text:p>70.900</text:p>
          </table:table-cell>
          <table:table-cell office:value-type="float" office:value="351125" table:style-name="ce13">
            <text:p>351.125</text:p>
          </table:table-cell>
          <table:table-cell office:value-type="float" office:value="313754" table:style-name="ce13">
            <text:p>313.754</text:p>
          </table:table-cell>
          <table:table-cell office:value-type="percentage" office:value="0.89356781772872906" table:style-name="ce14">
            <text:p>89,4%</text:p>
          </table:table-cell>
          <table:table-cell office:value-type="float" office:value="223577" table:style-name="ce12">
            <text:p>223.577</text:p>
          </table:table-cell>
          <table:table-cell office:value-type="float" office:value="90177" table:style-name="ce12">
            <text:p>90.177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637765" table:style-name="ce12">
            <text:p>637.765</text:p>
          </table:table-cell>
          <table:table-cell office:value-type="float" office:value="98800" table:style-name="ce12">
            <text:p>98.800</text:p>
          </table:table-cell>
          <table:table-cell office:value-type="float" office:value="180300" table:style-name="ce12">
            <text:p>180.300</text:p>
          </table:table-cell>
          <table:table-cell office:value-type="float" office:value="916865" table:style-name="ce13">
            <text:p>916.865</text:p>
          </table:table-cell>
          <table:table-cell office:value-type="float" office:value="776617" table:style-name="ce13">
            <text:p>776.617</text:p>
          </table:table-cell>
          <table:table-cell office:value-type="percentage" office:value="0.84703527782170762" table:style-name="ce14">
            <text:p>84,7%</text:p>
          </table:table-cell>
          <table:table-cell office:value-type="float" office:value="580171" table:style-name="ce12">
            <text:p>580.171</text:p>
          </table:table-cell>
          <table:table-cell office:value-type="float" office:value="196446" table:style-name="ce12">
            <text:p>196.446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69095" table:style-name="ce12">
            <text:p>69.095</text:p>
          </table:table-cell>
          <table:table-cell office:value-type="float" office:value="10200" table:style-name="ce12">
            <text:p>10.200</text:p>
          </table:table-cell>
          <table:table-cell office:value-type="float" office:value="21300" table:style-name="ce12">
            <text:p>21.300</text:p>
          </table:table-cell>
          <table:table-cell office:value-type="float" office:value="100595" table:style-name="ce13">
            <text:p>100.595</text:p>
          </table:table-cell>
          <table:table-cell office:value-type="float" office:value="86929" table:style-name="ce13">
            <text:p>86.929</text:p>
          </table:table-cell>
          <table:table-cell office:value-type="percentage" office:value="0.86414831751081067" table:style-name="ce14">
            <text:p>86,4%</text:p>
          </table:table-cell>
          <table:table-cell office:value-type="float" office:value="61693" table:style-name="ce12">
            <text:p>61.693</text:p>
          </table:table-cell>
          <table:table-cell office:value-type="float" office:value="25236" table:style-name="ce12">
            <text:p>25.236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154715" table:style-name="ce12">
            <text:p>1.154.715</text:p>
          </table:table-cell>
          <table:table-cell office:value-type="float" office:value="179300" table:style-name="ce12">
            <text:p>179.300</text:p>
          </table:table-cell>
          <table:table-cell office:value-type="float" office:value="452500" table:style-name="ce12">
            <text:p>452.500</text:p>
          </table:table-cell>
          <table:table-cell office:value-type="float" office:value="1786515" table:style-name="ce13">
            <text:p>1.786.515</text:p>
          </table:table-cell>
          <table:table-cell office:value-type="float" office:value="1516192" table:style-name="ce13">
            <text:p>1.516.192</text:p>
          </table:table-cell>
          <table:table-cell office:value-type="percentage" office:value="0.8486869687632066" table:style-name="ce14">
            <text:p>84,9%</text:p>
          </table:table-cell>
          <table:table-cell office:value-type="float" office:value="1078313" table:style-name="ce12">
            <text:p>1.078.313</text:p>
          </table:table-cell>
          <table:table-cell office:value-type="float" office:value="437879" table:style-name="ce12">
            <text:p>437.879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60465" table:style-name="ce12">
            <text:p>260.465</text:p>
          </table:table-cell>
          <table:table-cell office:value-type="float" office:value="37700" table:style-name="ce12">
            <text:p>37.700</text:p>
          </table:table-cell>
          <table:table-cell office:value-type="float" office:value="100800" table:style-name="ce12">
            <text:p>100.800</text:p>
          </table:table-cell>
          <table:table-cell office:value-type="float" office:value="398965" table:style-name="ce13">
            <text:p>398.965</text:p>
          </table:table-cell>
          <table:table-cell office:value-type="float" office:value="293702" table:style-name="ce13">
            <text:p>293.702</text:p>
          </table:table-cell>
          <table:table-cell office:value-type="percentage" office:value="0.7361598135174765" table:style-name="ce14">
            <text:p>73,6%</text:p>
          </table:table-cell>
          <table:table-cell office:value-type="float" office:value="193716" table:style-name="ce12">
            <text:p>193.716</text:p>
          </table:table-cell>
          <table:table-cell office:value-type="float" office:value="99986" table:style-name="ce12">
            <text:p>99.986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30605" table:style-name="ce12">
            <text:p>130.605</text:p>
          </table:table-cell>
          <table:table-cell office:value-type="float" office:value="20100" table:style-name="ce12">
            <text:p>20.100</text:p>
          </table:table-cell>
          <table:table-cell office:value-type="float" office:value="44100" table:style-name="ce12">
            <text:p>44.100</text:p>
          </table:table-cell>
          <table:table-cell office:value-type="float" office:value="194805" table:style-name="ce13">
            <text:p>194.805</text:p>
          </table:table-cell>
          <table:table-cell office:value-type="float" office:value="167043" table:style-name="ce13">
            <text:p>167.043</text:p>
          </table:table-cell>
          <table:table-cell office:value-type="percentage" office:value="0.85748825748825752" table:style-name="ce14">
            <text:p>85,7%</text:p>
          </table:table-cell>
          <table:table-cell office:value-type="float" office:value="116810" table:style-name="ce12">
            <text:p>116.810</text:p>
          </table:table-cell>
          <table:table-cell office:value-type="float" office:value="50233" table:style-name="ce12">
            <text:p>50.233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454950" table:style-name="ce12">
            <text:p>454.950</text:p>
          </table:table-cell>
          <table:table-cell office:value-type="float" office:value="70900" table:style-name="ce12">
            <text:p>70.900</text:p>
          </table:table-cell>
          <table:table-cell office:value-type="float" office:value="148200" table:style-name="ce12">
            <text:p>148.200</text:p>
          </table:table-cell>
          <table:table-cell office:value-type="float" office:value="674050" table:style-name="ce13">
            <text:p>674.050</text:p>
          </table:table-cell>
          <table:table-cell office:value-type="float" office:value="564370" table:style-name="ce13">
            <text:p>564.370</text:p>
          </table:table-cell>
          <table:table-cell office:value-type="percentage" office:value="0.83728210073436693" table:style-name="ce14">
            <text:p>83,7%</text:p>
          </table:table-cell>
          <table:table-cell office:value-type="float" office:value="412035" table:style-name="ce12">
            <text:p>412.035</text:p>
          </table:table-cell>
          <table:table-cell office:value-type="float" office:value="152335" table:style-name="ce12">
            <text:p>152.335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0170" table:style-name="ce12">
            <text:p>10.170</text:p>
          </table:table-cell>
          <table:table-cell office:value-type="float" office:value="1600" table:style-name="ce12">
            <text:p>1.600</text:p>
          </table:table-cell>
          <table:table-cell office:value-type="float" office:value="5800" table:style-name="ce12">
            <text:p>5.800</text:p>
          </table:table-cell>
          <table:table-cell office:value-type="float" office:value="17570" table:style-name="ce13">
            <text:p>17.570</text:p>
          </table:table-cell>
          <table:table-cell office:value-type="float" office:value="16764" table:style-name="ce13">
            <text:p>16.764</text:p>
          </table:table-cell>
          <table:table-cell office:value-type="percentage" office:value="0.95412635173591354" table:style-name="ce14">
            <text:p>95,4%</text:p>
          </table:table-cell>
          <table:table-cell office:value-type="float" office:value="13058" table:style-name="ce12">
            <text:p>13.058</text:p>
          </table:table-cell>
          <table:table-cell office:value-type="float" office:value="3706" table:style-name="ce12">
            <text:p>3.706</text:p>
          </table:table-cell>
          <table:table-cell office:value-type="date" office:date-value="2021-04-13T00:00:00" table:style-name="ce15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0170" table:style-name="ce12">
            <text:p>10.170</text:p>
          </table:table-cell>
          <table:table-cell office:value-type="float" office:value="1200" table:style-name="ce12">
            <text:p>1.200</text:p>
          </table:table-cell>
          <table:table-cell office:value-type="float" office:value="5800" table:style-name="ce12">
            <text:p>5.800</text:p>
          </table:table-cell>
          <table:table-cell office:value-type="float" office:value="17170" table:style-name="ce13">
            <text:p>17.170</text:p>
          </table:table-cell>
          <table:table-cell office:value-type="float" office:value="14706" table:style-name="ce13">
            <text:p>14.706</text:p>
          </table:table-cell>
          <table:table-cell office:value-type="percentage" office:value="0.85649388468258592" table:style-name="ce14">
            <text:p>85,6%</text:p>
          </table:table-cell>
          <table:table-cell office:value-type="float" office:value="10849" table:style-name="ce12">
            <text:p>10.849</text:p>
          </table:table-cell>
          <table:table-cell office:value-type="float" office:value="3857" table:style-name="ce12">
            <text:p>3.857</text:p>
          </table:table-cell>
          <table:table-cell office:value-type="date" office:date-value="2021-04-13T00:00:00" table:style-name="ce16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69125" table:style-name="ce17">
            <text:p>69.125</text:p>
          </table:table-cell>
          <table:table-cell office:value-type="percentage" office:value="0.80753504672897192" table:style-name="ce14">
            <text:p>80,8%</text:p>
          </table:table-cell>
          <table:table-cell office:value-type="float" office:value="63793" table:style-name="ce12">
            <text:p>63.793</text:p>
          </table:table-cell>
          <table:table-cell office:value-type="float" office:value="5332" table:style-name="ce12">
            <text:p>5.332</text:p>
          </table:table-cell>
          <table:table-cell office:value-type="date" office:date-value="2021-04-13T00:00:00" table:style-name="ce16">
            <text:p>13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8954205" table:style-name="ce19">
            <text:p>8.954.205</text:p>
          </table:table-cell>
          <table:table-cell office:value-type="float" office:value="1372500" table:style-name="ce20">
            <text:p>1.372.500</text:p>
          </table:table-cell>
          <table:table-cell office:value-type="float" office:value="3265100" table:style-name="ce21">
            <text:p>3.265.100</text:p>
          </table:table-cell>
          <table:table-cell office:value-type="float" office:value="13591805" table:style-name="ce22">
            <text:p>13.591.805</text:p>
          </table:table-cell>
          <table:table-cell office:value-type="float" office:value="11436073" table:style-name="ce22">
            <text:p>11.436.073</text:p>
          </table:table-cell>
          <table:table-cell office:value-type="percentage" office:value="0.84139472277596683" table:style-name="ce23">
            <text:p>84,1%</text:p>
          </table:table-cell>
          <table:table-cell office:value-type="float" office:value="8250887" table:style-name="ce22">
            <text:p>8.250.887</text:p>
          </table:table-cell>
          <table:table-cell office:value-type="float" office:value="3185186" table:style-name="ce22">
            <text:p>3.185.186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160" table:style-name="ce7">
            <text:p>41.160</text:p>
          </table:table-cell>
          <table:table-cell office:value-type="float" office:value="39186" table:style-name="ce7">
            <text:p>39.186</text:p>
          </table:table-cell>
          <table:table-cell office:value-type="percentage" office:value="0.98821156754939854" table:style-name="ce24">
            <text:p>98,8%</text:p>
          </table:table-cell>
          <table:table-cell office:value-type="percentage" office:value="0.94081774747304991" table:style-name="ce24">
            <text:p>94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289" table:style-name="ce25">
            <text:p>18.289</text:p>
          </table:table-cell>
          <table:table-cell office:value-type="float" office:value="17411" table:style-name="ce25">
            <text:p>17.411</text:p>
          </table:table-cell>
          <table:table-cell office:value-type="percentage" office:value="0.99396739130434786" table:style-name="ce26">
            <text:p>99,4%</text:p>
          </table:table-cell>
          <table:table-cell office:value-type="percentage" office:value="0.94625000000000004" table:style-name="ce26">
            <text:p>94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156" table:style-name="ce25">
            <text:p>5.156</text:p>
          </table:table-cell>
          <table:table-cell office:value-type="float" office:value="4923" table:style-name="ce25">
            <text:p>4.923</text:p>
          </table:table-cell>
          <table:table-cell office:value-type="percentage" office:value="0.93813682678311494" table:style-name="ce26">
            <text:p>93,8%</text:p>
          </table:table-cell>
          <table:table-cell office:value-type="percentage" office:value="0.89574235807860259" table:style-name="ce26">
            <text:p>89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669" table:style-name="ce12">
            <text:p>10.669</text:p>
          </table:table-cell>
          <table:table-cell office:value-type="float" office:value="10669" table:style-name="ce25">
            <text:p>10.669</text:p>
          </table:table-cell>
          <table:table-cell office:value-type="float" office:value="9615" table:style-name="ce25">
            <text:p>9.61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0141637745052061" table:style-name="ce26">
            <text:p>90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12" table:style-name="ce25">
            <text:p>7.112</text:p>
          </table:table-cell>
          <table:table-cell office:value-type="float" office:value="6550" table:style-name="ce25">
            <text:p>6.550</text:p>
          </table:table-cell>
          <table:table-cell office:value-type="percentage" office:value="0.95207496653279788" table:style-name="ce26">
            <text:p>95,2%</text:p>
          </table:table-cell>
          <table:table-cell office:value-type="percentage" office:value="0.87684069611780457" table:style-name="ce26">
            <text:p>87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00" table:style-name="ce12">
            <text:p>46.000</text:p>
          </table:table-cell>
          <table:table-cell office:value-type="float" office:value="45984" table:style-name="ce25">
            <text:p>45.984</text:p>
          </table:table-cell>
          <table:table-cell office:value-type="float" office:value="44327" table:style-name="ce25">
            <text:p>44.327</text:p>
          </table:table-cell>
          <table:table-cell office:value-type="percentage" office:value="0.99965217391304351" table:style-name="ce26">
            <text:p>100,0%</text:p>
          </table:table-cell>
          <table:table-cell office:value-type="percentage" office:value="0.96363043478260868" table:style-name="ce26">
            <text:p>96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645" table:style-name="ce25">
            <text:p>24.645</text:p>
          </table:table-cell>
          <table:table-cell office:value-type="float" office:value="23182" table:style-name="ce25">
            <text:p>23.182</text:p>
          </table:table-cell>
          <table:table-cell office:value-type="percentage" office:value="0.96397559258390053" table:style-name="ce26">
            <text:p>96,4%</text:p>
          </table:table-cell>
          <table:table-cell office:value-type="percentage" office:value="0.90675115387624183" table:style-name="ce26">
            <text:p>90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5649" table:style-name="ce12">
            <text:p>75.649</text:p>
          </table:table-cell>
          <table:table-cell office:value-type="float" office:value="75321" table:style-name="ce25">
            <text:p>75.321</text:p>
          </table:table-cell>
          <table:table-cell office:value-type="float" office:value="63820" table:style-name="ce25">
            <text:p>63.820</text:p>
          </table:table-cell>
          <table:table-cell office:value-type="percentage" office:value="0.99566418591124795" table:style-name="ce26">
            <text:p>99,6%</text:p>
          </table:table-cell>
          <table:table-cell office:value-type="percentage" office:value="0.8436330949516847" table:style-name="ce26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605" table:style-name="ce12">
            <text:p>29.605</text:p>
          </table:table-cell>
          <table:table-cell office:value-type="float" office:value="29605" table:style-name="ce25">
            <text:p>29.605</text:p>
          </table:table-cell>
          <table:table-cell office:value-type="float" office:value="27396" table:style-name="ce25">
            <text:p>27.396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2538422563756118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65" table:style-name="ce25">
            <text:p>14.565</text:p>
          </table:table-cell>
          <table:table-cell office:value-type="float" office:value="14079" table:style-name="ce25">
            <text:p>14.079</text:p>
          </table:table-cell>
          <table:table-cell office:value-type="percentage" office:value="0.95658741626165766" table:style-name="ce26">
            <text:p>95,7%</text:p>
          </table:table-cell>
          <table:table-cell office:value-type="percentage" office:value="0.92466833048732433" table:style-name="ce26">
            <text:p>92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132" table:style-name="ce25">
            <text:p>23.132</text:p>
          </table:table-cell>
          <table:table-cell office:value-type="float" office:value="22132" table:style-name="ce25">
            <text:p>22.132</text:p>
          </table:table-cell>
          <table:table-cell office:value-type="percentage" office:value="0.97193277310924375" table:style-name="ce26">
            <text:p>97,2%</text:p>
          </table:table-cell>
          <table:table-cell office:value-type="percentage" office:value="0.9299159663865546" table:style-name="ce26">
            <text:p>93,0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77" table:style-name="ce25">
            <text:p>3.377</text:p>
          </table:table-cell>
          <table:table-cell office:value-type="float" office:value="3258" table:style-name="ce25">
            <text:p>3.258</text:p>
          </table:table-cell>
          <table:table-cell office:value-type="percentage" office:value="0.99616519174041296" table:style-name="ce26">
            <text:p>99,6%</text:p>
          </table:table-cell>
          <table:table-cell office:value-type="percentage" office:value="0.9610619469026549" table:style-name="ce26">
            <text:p>96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456" table:style-name="ce25">
            <text:p>50.456</text:p>
          </table:table-cell>
          <table:table-cell office:value-type="float" office:value="47862" table:style-name="ce25">
            <text:p>47.862</text:p>
          </table:table-cell>
          <table:table-cell office:value-type="percentage" office:value="0.98587311201860139" table:style-name="ce26">
            <text:p>98,6%</text:p>
          </table:table-cell>
          <table:table-cell office:value-type="percentage" office:value="0.93518826081009787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2" table:style-name="ce25">
            <text:p>11.282</text:p>
          </table:table-cell>
          <table:table-cell office:value-type="float" office:value="10763" table:style-name="ce25">
            <text:p>10.763</text:p>
          </table:table-cell>
          <table:table-cell office:value-type="percentage" office:value="0.94926377787126626" table:style-name="ce26">
            <text:p>94,9%</text:p>
          </table:table-cell>
          <table:table-cell office:value-type="percentage" office:value="0.90559528817837609" table:style-name="ce26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77" table:style-name="ce25">
            <text:p>8.077</text:p>
          </table:table-cell>
          <table:table-cell office:value-type="float" office:value="7915" table:style-name="ce25">
            <text:p>7.915</text:p>
          </table:table-cell>
          <table:table-cell office:value-type="percentage" office:value="0.96811698429821402" table:style-name="ce26">
            <text:p>96,8%</text:p>
          </table:table-cell>
          <table:table-cell office:value-type="percentage" office:value="0.94869950857005869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500" table:style-name="ce12">
            <text:p>23.500</text:p>
          </table:table-cell>
          <table:table-cell office:value-type="float" office:value="23293" table:style-name="ce25">
            <text:p>23.293</text:p>
          </table:table-cell>
          <table:table-cell office:value-type="float" office:value="20499" table:style-name="ce25">
            <text:p>20.499</text:p>
          </table:table-cell>
          <table:table-cell office:value-type="percentage" office:value="0.99119148936170209" table:style-name="ce26">
            <text:p>99,1%</text:p>
          </table:table-cell>
          <table:table-cell office:value-type="percentage" office:value="0.87229787234042555" table:style-name="ce26">
            <text:p>87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7" table:style-name="ce25">
            <text:p>317</text:p>
          </table:table-cell>
          <table:table-cell office:value-type="float" office:value="295" table:style-name="ce25">
            <text:p>295</text:p>
          </table:table-cell>
          <table:table-cell office:value-type="percentage" office:value="0.97538461538461541" table:style-name="ce26">
            <text:p>97,5%</text:p>
          </table:table-cell>
          <table:table-cell office:value-type="percentage" office:value="0.90769230769230769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0300" table:style-name="ce22">
            <text:p>410.300</text:p>
          </table:table-cell>
          <table:table-cell office:value-type="float" office:value="404390" table:style-name="ce22">
            <text:p>404.390</text:p>
          </table:table-cell>
          <table:table-cell office:value-type="float" office:value="374570" table:style-name="ce22">
            <text:p>374.570</text:p>
          </table:table-cell>
          <table:table-cell office:value-type="percentage" office:value="0.98559590543504749" table:style-name="ce23">
            <text:p>98,6%</text:p>
          </table:table-cell>
          <table:table-cell office:value-type="percentage" office:value="0.91291737752863755" table:style-name="ce23">
            <text:p>91,3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15210" table:style-name="ce42">
            <text:p>415.210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040965766741794" table:style-name="ce43">
            <text:p>100,4%</text:p>
          </table:table-cell>
          <table:table-cell office:value-type="float" office:value="245253" table:style-name="ce42">
            <text:p>245.253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37709127419158922" table:style-name="ce43">
            <text:p>37,7%</text:p>
          </table:table-cell>
          <table:table-cell office:value-type="float" office:value="256419" table:style-name="ce42">
            <text:p>256.419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27988848951096273" table:style-name="ce43">
            <text:p>28,0%</text:p>
          </table:table-cell>
          <table:table-cell office:value-type="float" office:value="145229" table:style-name="ce42">
            <text:p>145.229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480362776586317" table:style-name="ce43">
            <text:p>11,5%</text:p>
          </table:table-cell>
          <table:table-cell office:value-type="float" office:value="328317" table:style-name="ce42">
            <text:p>328.317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090978510198609" table:style-name="ce43">
            <text:p>10,9%</text:p>
          </table:table-cell>
          <table:table-cell office:value-type="float" office:value="28534" table:style-name="ce42">
            <text:p>28.534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5592685740581548E-2" table:style-name="ce43">
            <text:p>4,6%</text:p>
          </table:table-cell>
          <table:table-cell office:value-type="float" office:value="247" table:style-name="ce42">
            <text:p>247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3577322024395204E-3" table:style-name="ce43">
            <text:p>0,1%</text:p>
          </table:table-cell>
          <table:table-cell office:value-type="float" office:value="1419209" table:style-name="ce44">
            <text:p>1.419.209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0095811327129329" table:style-name="ce45">
            <text:p>20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6635" table:style-name="ce47">
            <text:p>96.635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7801775177872008" table:style-name="ce48">
            <text:p>97,8%</text:p>
          </table:table-cell>
          <table:table-cell office:value-type="float" office:value="15413" table:style-name="ce47">
            <text:p>15.413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12957000546425118" table:style-name="ce48">
            <text:p>13,0%</text:p>
          </table:table-cell>
          <table:table-cell office:value-type="float" office:value="34368" table:style-name="ce47">
            <text:p>34.368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21979062078315756" table:style-name="ce48">
            <text:p>22,0%</text:p>
          </table:table-cell>
          <table:table-cell office:value-type="float" office:value="26386" table:style-name="ce47">
            <text:p>26.386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308383686562497" table:style-name="ce48">
            <text:p>13,3%</text:p>
          </table:table-cell>
          <table:table-cell office:value-type="float" office:value="49966" table:style-name="ce47">
            <text:p>49.966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201054512276863" table:style-name="ce48">
            <text:p>11,2%</text:p>
          </table:table-cell>
          <table:table-cell office:value-type="float" office:value="5749" table:style-name="ce47">
            <text:p>5.749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4465126710024676E-2" table:style-name="ce48">
            <text:p>6,4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28547" table:style-name="ce49">
            <text:p>228.547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0176047261388957" table:style-name="ce50">
            <text:p>20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5312" table:style-name="ce47">
            <text:p>85.312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7137521918338532" table:style-name="ce48">
            <text:p>97,1%</text:p>
          </table:table-cell>
          <table:table-cell office:value-type="float" office:value="37732" table:style-name="ce47">
            <text:p>37.732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34537615904951074" table:style-name="ce48">
            <text:p>34,5%</text:p>
          </table:table-cell>
          <table:table-cell office:value-type="float" office:value="37912" table:style-name="ce47">
            <text:p>37.912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25333440248042122" table:style-name="ce48">
            <text:p>25,3%</text:p>
          </table:table-cell>
          <table:table-cell office:value-type="float" office:value="21117" table:style-name="ce47">
            <text:p>21.117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2983491653601401" table:style-name="ce48">
            <text:p>13,0%</text:p>
          </table:table-cell>
          <table:table-cell office:value-type="float" office:value="30845" table:style-name="ce47">
            <text:p>30.845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9.5763672208509912E-2" table:style-name="ce48">
            <text:p>9,6%</text:p>
          </table:table-cell>
          <table:table-cell office:value-type="float" office:value="3054" table:style-name="ce47">
            <text:p>3.054</text:p>
          </table:table-cell>
          <table:table-cell office:value-type="float" office:value="54179" table:style-name="ce47">
            <text:p>54.179</text:p>
          </table:table-cell>
          <table:table-cell office:value-type="percentage" office:value="5.6368703741301977E-2" table:style-name="ce48">
            <text:p>5,6%</text:p>
          </table:table-cell>
          <table:table-cell office:value-type="float" office:value="34" table:style-name="ce47">
            <text:p>34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1846687656621473E-3" table:style-name="ce48">
            <text:p>0,2%</text:p>
          </table:table-cell>
          <table:table-cell office:value-type="float" office:value="216006" table:style-name="ce49">
            <text:p>216.006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2396846902327873" table:style-name="ce50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7082" table:style-name="ce47">
            <text:p>47.082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5034516168099792" table:style-name="ce48">
            <text:p>95,0%</text:p>
          </table:table-cell>
          <table:table-cell office:value-type="float" office:value="18995" table:style-name="ce47">
            <text:p>18.99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23591584281385067" table:style-name="ce48">
            <text:p>23,6%</text:p>
          </table:table-cell>
          <table:table-cell office:value-type="float" office:value="42756" table:style-name="ce47">
            <text:p>42.756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36471581748854826" table:style-name="ce48">
            <text:p>36,5%</text:p>
          </table:table-cell>
          <table:table-cell office:value-type="float" office:value="20462" table:style-name="ce47">
            <text:p>20.462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341598460768288" table:style-name="ce48">
            <text:p>12,3%</text:p>
          </table:table-cell>
          <table:table-cell office:value-type="float" office:value="42441" table:style-name="ce47">
            <text:p>42.441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1457028707865901E-2" table:style-name="ce48">
            <text:p>9,1%</text:p>
          </table:table-cell>
          <table:table-cell office:value-type="float" office:value="3691" table:style-name="ce47">
            <text:p>3.691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2999102971842638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175460" table:style-name="ce49">
            <text:p>175.460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17790097933748969" table:style-name="ce50">
            <text:p>1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79717" table:style-name="ce47">
            <text:p>79.717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88342790017287998" table:style-name="ce48">
            <text:p>88,3%</text:p>
          </table:table-cell>
          <table:table-cell office:value-type="float" office:value="42407" table:style-name="ce47">
            <text:p>42.407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27442390200024591" table:style-name="ce48">
            <text:p>27,4%</text:p>
          </table:table-cell>
          <table:table-cell office:value-type="float" office:value="79929" table:style-name="ce47">
            <text:p>79.929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3399903016691338" table:style-name="ce48">
            <text:p>34,0%</text:p>
          </table:table-cell>
          <table:table-cell office:value-type="float" office:value="28313" table:style-name="ce47">
            <text:p>28.313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0776121787556485E-2" table:style-name="ce48">
            <text:p>8,1%</text:p>
          </table:table-cell>
          <table:table-cell office:value-type="float" office:value="66549" table:style-name="ce47">
            <text:p>66.549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7.9947285655763797E-2" table:style-name="ce48">
            <text:p>8,0%</text:p>
          </table:table-cell>
          <table:table-cell office:value-type="float" office:value="5816" table:style-name="ce47">
            <text:p>5.816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5485268366494002E-2" table:style-name="ce48">
            <text:p>3,5%</text:p>
          </table:table-cell>
          <table:table-cell office:value-type="float" office:value="39" table:style-name="ce47">
            <text:p>39</text:p>
          </table:table-cell>
          <table:table-cell office:value-type="float" office:value="44352" table:style-name="ce47">
            <text:p>44.352</text:p>
          </table:table-cell>
          <table:table-cell office:value-type="percentage" office:value="8.7932900432900437E-4" table:style-name="ce48">
            <text:p>0,1%</text:p>
          </table:table-cell>
          <table:table-cell office:value-type="float" office:value="302770" table:style-name="ce49">
            <text:p>302.770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1618197006680267" table:style-name="ce50">
            <text:p>1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8555" table:style-name="ce47">
            <text:p>38.55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3940353783928654" table:style-name="ce48">
            <text:p>93,9%</text:p>
          </table:table-cell>
          <table:table-cell office:value-type="float" office:value="15967" table:style-name="ce47">
            <text:p>15.967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30088945841028153" table:style-name="ce48">
            <text:p>30,1%</text:p>
          </table:table-cell>
          <table:table-cell office:value-type="float" office:value="12093" table:style-name="ce47">
            <text:p>12.093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15635141250242421" table:style-name="ce48">
            <text:p>15,6%</text:p>
          </table:table-cell>
          <table:table-cell office:value-type="float" office:value="11142" table:style-name="ce47">
            <text:p>11.142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384953981592638" table:style-name="ce48">
            <text:p>12,4%</text:p>
          </table:table-cell>
          <table:table-cell office:value-type="float" office:value="22477" table:style-name="ce47">
            <text:p>22.477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571707312050494" table:style-name="ce48">
            <text:p>11,6%</text:p>
          </table:table-cell>
          <table:table-cell office:value-type="float" office:value="1562" table:style-name="ce47">
            <text:p>1.562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711607270645486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01801" table:style-name="ce49">
            <text:p>101.801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030399853206325" table:style-name="ce50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18983" table:style-name="ce47">
            <text:p>218.983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97910192839929" table:style-name="ce48">
            <text:p>97,9%</text:p>
          </table:table-cell>
          <table:table-cell office:value-type="float" office:value="48495" table:style-name="ce47">
            <text:p>48.495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19760808443013733" table:style-name="ce48">
            <text:p>19,8%</text:p>
          </table:table-cell>
          <table:table-cell office:value-type="float" office:value="79163" table:style-name="ce47">
            <text:p>79.163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24849093620026683" table:style-name="ce48">
            <text:p>24,8%</text:p>
          </table:table-cell>
          <table:table-cell office:value-type="float" office:value="53068" table:style-name="ce47">
            <text:p>53.068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3922214206073327" table:style-name="ce48">
            <text:p>13,9%</text:p>
          </table:table-cell>
          <table:table-cell office:value-type="float" office:value="85112" table:style-name="ce47">
            <text:p>85.112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1517964679612964" table:style-name="ce48">
            <text:p>11,5%</text:p>
          </table:table-cell>
          <table:table-cell office:value-type="float" office:value="7396" table:style-name="ce47">
            <text:p>7.396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121103432994973E-2" table:style-name="ce48">
            <text:p>5,1%</text:p>
          </table:table-cell>
          <table:table-cell office:value-type="float" office:value="93" table:style-name="ce47">
            <text:p>93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2859109232130567E-3" table:style-name="ce48">
            <text:p>0,2%</text:p>
          </table:table-cell>
          <table:table-cell office:value-type="float" office:value="492310" table:style-name="ce49">
            <text:p>492.310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3523166479762508" table:style-name="ce50">
            <text:p>23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0188" table:style-name="ce47">
            <text:p>130.188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629717295146234" table:style-name="ce48">
            <text:p>96,3%</text:p>
          </table:table-cell>
          <table:table-cell office:value-type="float" office:value="23131" table:style-name="ce47">
            <text:p>23.131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14538563553968861" table:style-name="ce48">
            <text:p>14,5%</text:p>
          </table:table-cell>
          <table:table-cell office:value-type="float" office:value="65155" table:style-name="ce47">
            <text:p>65.155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29826866382230688" table:style-name="ce48">
            <text:p>29,8%</text:p>
          </table:table-cell>
          <table:table-cell office:value-type="float" office:value="45110" table:style-name="ce47">
            <text:p>45.110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670968329441456" table:style-name="ce48">
            <text:p>14,7%</text:p>
          </table:table-cell>
          <table:table-cell office:value-type="float" office:value="74728" table:style-name="ce47">
            <text:p>74.728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556815211940129" table:style-name="ce48">
            <text:p>10,6%</text:p>
          </table:table-cell>
          <table:table-cell office:value-type="float" office:value="5936" table:style-name="ce47">
            <text:p>5.936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3.97009055765861E-2" table:style-name="ce48">
            <text:p>4,0%</text:p>
          </table:table-cell>
          <table:table-cell office:value-type="float" office:value="93" table:style-name="ce47">
            <text:p>93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1952601265225191E-3" table:style-name="ce48">
            <text:p>0,2%</text:p>
          </table:table-cell>
          <table:table-cell office:value-type="float" office:value="344341" table:style-name="ce49">
            <text:p>344.341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0020244609770901" table:style-name="ce50">
            <text:p>20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26748" table:style-name="ce47">
            <text:p>426.748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5427508296138608" table:style-name="ce48">
            <text:p>95,4%</text:p>
          </table:table-cell>
          <table:table-cell office:value-type="float" office:value="150499" table:style-name="ce47">
            <text:p>150.499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23689736373195319" table:style-name="ce48">
            <text:p>23,7%</text:p>
          </table:table-cell>
          <table:table-cell office:value-type="float" office:value="346401" table:style-name="ce47">
            <text:p>346.401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41357165370876237" table:style-name="ce48">
            <text:p>41,4%</text:p>
          </table:table-cell>
          <table:table-cell office:value-type="float" office:value="131126" table:style-name="ce47">
            <text:p>131.126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010295114400336" table:style-name="ce48">
            <text:p>12,0%</text:p>
          </table:table-cell>
          <table:table-cell office:value-type="float" office:value="290768" table:style-name="ce47">
            <text:p>290.768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37114080123383" table:style-name="ce48">
            <text:p>10,4%</text:p>
          </table:table-cell>
          <table:table-cell office:value-type="float" office:value="35212" table:style-name="ce47">
            <text:p>35.212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3294961856211224E-2" table:style-name="ce48">
            <text:p>6,3%</text:p>
          </table:table-cell>
          <table:table-cell office:value-type="float" office:value="311" table:style-name="ce47">
            <text:p>311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9454035930540959E-3" table:style-name="ce48">
            <text:p>0,2%</text:p>
          </table:table-cell>
          <table:table-cell office:value-type="float" office:value="1381065" table:style-name="ce49">
            <text:p>1.381.065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1144171969812259" table:style-name="ce50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2167" table:style-name="ce47">
            <text:p>282.167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203810784324361" table:style-name="ce48">
            <text:p>102,0%</text:p>
          </table:table-cell>
          <table:table-cell office:value-type="float" office:value="110681" table:style-name="ce47">
            <text:p>110.681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25277598878185364" table:style-name="ce48">
            <text:p>25,3%</text:p>
          </table:table-cell>
          <table:table-cell office:value-type="float" office:value="135803" table:style-name="ce47">
            <text:p>135.803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2338495819040928" table:style-name="ce48">
            <text:p>23,4%</text:p>
          </table:table-cell>
          <table:table-cell office:value-type="float" office:value="89850" table:style-name="ce47">
            <text:p>89.850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1942833900900399" table:style-name="ce48">
            <text:p>11,9%</text:p>
          </table:table-cell>
          <table:table-cell office:value-type="float" office:value="199342" table:style-name="ce47">
            <text:p>199.342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287979899964155" table:style-name="ce48">
            <text:p>11,3%</text:p>
          </table:table-cell>
          <table:table-cell office:value-type="float" office:value="17406" table:style-name="ce47">
            <text:p>17.406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331980478071843E-2" table:style-name="ce48">
            <text:p>4,9%</text:p>
          </table:table-cell>
          <table:table-cell office:value-type="float" office:value="114" table:style-name="ce47">
            <text:p>114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062698327979892E-3" table:style-name="ce48">
            <text:p>0,1%</text:p>
          </table:table-cell>
          <table:table-cell office:value-type="float" office:value="835363" table:style-name="ce49">
            <text:p>835.363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19566721047102514" table:style-name="ce50">
            <text:p>19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5350" table:style-name="ce47">
            <text:p>75.350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99138214591145324" table:style-name="ce48">
            <text:p>99,1%</text:p>
          </table:table-cell>
          <table:table-cell office:value-type="float" office:value="34282" table:style-name="ce47">
            <text:p>34.282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37313335365057249" table:style-name="ce48">
            <text:p>37,3%</text:p>
          </table:table-cell>
          <table:table-cell office:value-type="float" office:value="46708" table:style-name="ce47">
            <text:p>46.708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3727782788095485" table:style-name="ce48">
            <text:p>37,3%</text:p>
          </table:table-cell>
          <table:table-cell office:value-type="float" office:value="22924" table:style-name="ce47">
            <text:p>22.924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547182299546143" table:style-name="ce48">
            <text:p>13,5%</text:p>
          </table:table-cell>
          <table:table-cell office:value-type="float" office:value="42068" table:style-name="ce47">
            <text:p>42.068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1958678484726162" table:style-name="ce48">
            <text:p>12,0%</text:p>
          </table:table-cell>
          <table:table-cell office:value-type="float" office:value="2196" table:style-name="ce47">
            <text:p>2.196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886131847334665E-2" table:style-name="ce48">
            <text:p>2,9%</text:p>
          </table:table-cell>
          <table:table-cell office:value-type="float" office:value="49" table:style-name="ce47">
            <text:p>49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385672696033979E-3" table:style-name="ce48">
            <text:p>0,2%</text:p>
          </table:table-cell>
          <table:table-cell office:value-type="float" office:value="223577" table:style-name="ce49">
            <text:p>223.577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4536195159638854" table:style-name="ce50">
            <text:p>24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18253" table:style-name="ce47">
            <text:p>218.253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3150293211325552" table:style-name="ce48">
            <text:p>93,2%</text:p>
          </table:table-cell>
          <table:table-cell office:value-type="float" office:value="112504" table:style-name="ce47">
            <text:p>112.504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38826347140066675" table:style-name="ce48">
            <text:p>38,8%</text:p>
          </table:table-cell>
          <table:table-cell office:value-type="float" office:value="87588" table:style-name="ce47">
            <text:p>87.588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5246809847604829" table:style-name="ce48">
            <text:p>25,2%</text:p>
          </table:table-cell>
          <table:table-cell office:value-type="float" office:value="62862" table:style-name="ce47">
            <text:p>62.862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5487485494802766" table:style-name="ce48">
            <text:p>15,5%</text:p>
          </table:table-cell>
          <table:table-cell office:value-type="float" office:value="93951" table:style-name="ce47">
            <text:p>93.951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568118928598746" table:style-name="ce48">
            <text:p>10,6%</text:p>
          </table:table-cell>
          <table:table-cell office:value-type="float" office:value="5003" table:style-name="ce47">
            <text:p>5.003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2753936299060524E-2" table:style-name="ce48">
            <text:p>3,3%</text:p>
          </table:table-cell>
          <table:table-cell office:value-type="float" office:value="10" table:style-name="ce47">
            <text:p>10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2720043622483755E-4" table:style-name="ce48">
            <text:p>0,0%</text:p>
          </table:table-cell>
          <table:table-cell office:value-type="float" office:value="580171" table:style-name="ce49">
            <text:p>580.171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4556016291923918" table:style-name="ce50">
            <text:p>24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153" table:style-name="ce47">
            <text:p>22.153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99756833430900171" table:style-name="ce48">
            <text:p>99,8%</text:p>
          </table:table-cell>
          <table:table-cell office:value-type="float" office:value="5135" table:style-name="ce47">
            <text:p>5.135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18257777777777778" table:style-name="ce48">
            <text:p>18,3%</text:p>
          </table:table-cell>
          <table:table-cell office:value-type="float" office:value="13565" table:style-name="ce47">
            <text:p>13.565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35964261095498173" table:style-name="ce48">
            <text:p>36,0%</text:p>
          </table:table-cell>
          <table:table-cell office:value-type="float" office:value="6633" table:style-name="ce47">
            <text:p>6.633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3916163141993956" table:style-name="ce48">
            <text:p>13,9%</text:p>
          </table:table-cell>
          <table:table-cell office:value-type="float" office:value="12930" table:style-name="ce47">
            <text:p>12.930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014718727350443" table:style-name="ce48">
            <text:p>12,0%</text:p>
          </table:table-cell>
          <table:table-cell office:value-type="float" office:value="1268" table:style-name="ce47">
            <text:p>1.268</text:p>
          </table:table-cell>
          <table:table-cell office:value-type="float" office:value="21170" table:style-name="ce47">
            <text:p>21.170</text:p>
          </table:table-cell>
          <table:table-cell office:value-type="percentage" office:value="5.9896079357581483E-2" table:style-name="ce48">
            <text:p>6,0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61693" table:style-name="ce49">
            <text:p>61.693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2782767330900927" table:style-name="ce50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40538" table:style-name="ce47">
            <text:p>340.538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3523049966769378" table:style-name="ce48">
            <text:p>93,5%</text:p>
          </table:table-cell>
          <table:table-cell office:value-type="float" office:value="95882" table:style-name="ce47">
            <text:p>95.882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18225710489449343" table:style-name="ce48">
            <text:p>18,2%</text:p>
          </table:table-cell>
          <table:table-cell office:value-type="float" office:value="244894" table:style-name="ce47">
            <text:p>244.894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34819563699751038" table:style-name="ce48">
            <text:p>34,8%</text:p>
          </table:table-cell>
          <table:table-cell office:value-type="float" office:value="105628" table:style-name="ce47">
            <text:p>105.628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0858331200277965" table:style-name="ce48">
            <text:p>10,9%</text:p>
          </table:table-cell>
          <table:table-cell office:value-type="float" office:value="268929" table:style-name="ce47">
            <text:p>268.929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698374571405043" table:style-name="ce48">
            <text:p>10,7%</text:p>
          </table:table-cell>
          <table:table-cell office:value-type="float" office:value="22299" table:style-name="ce47">
            <text:p>22.299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6483752887124884E-2" table:style-name="ce48">
            <text:p>4,6%</text:p>
          </table:table-cell>
          <table:table-cell office:value-type="float" office:value="143" table:style-name="ce47">
            <text:p>143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0525463525220631E-3" table:style-name="ce48">
            <text:p>0,1%</text:p>
          </table:table-cell>
          <table:table-cell office:value-type="float" office:value="1078313" table:style-name="ce49">
            <text:p>1.078.313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1893230995099219" table:style-name="ce50">
            <text:p>18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6742" table:style-name="ce47">
            <text:p>66.742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5658654741941496" table:style-name="ce48">
            <text:p>95,7%</text:p>
          </table:table-cell>
          <table:table-cell office:value-type="float" office:value="13002" table:style-name="ce47">
            <text:p>13.002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1263569130895344" table:style-name="ce48">
            <text:p>12,6%</text:p>
          </table:table-cell>
          <table:table-cell office:value-type="float" office:value="23422" table:style-name="ce47">
            <text:p>23.422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1594320293515033" table:style-name="ce48">
            <text:p>15,9%</text:p>
          </table:table-cell>
          <table:table-cell office:value-type="float" office:value="25184" table:style-name="ce47">
            <text:p>25.184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09280864313314" table:style-name="ce48">
            <text:p>11,8%</text:p>
          </table:table-cell>
          <table:table-cell office:value-type="float" office:value="58230" table:style-name="ce47">
            <text:p>58.230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562977878152975" table:style-name="ce48">
            <text:p>10,6%</text:p>
          </table:table-cell>
          <table:table-cell office:value-type="float" office:value="7032" table:style-name="ce47">
            <text:p>7.032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258260510504181E-2" table:style-name="ce48">
            <text:p>5,9%</text:p>
          </table:table-cell>
          <table:table-cell office:value-type="float" office:value="104" table:style-name="ce47">
            <text:p>104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9960820465545056E-3" table:style-name="ce48">
            <text:p>0,3%</text:p>
          </table:table-cell>
          <table:table-cell office:value-type="float" office:value="193716" table:style-name="ce49">
            <text:p>193.71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15654083826877063" table:style-name="ce50">
            <text:p>15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9557" table:style-name="ce47">
            <text:p>39.557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6091434679104115" table:style-name="ce48">
            <text:p>96,1%</text:p>
          </table:table-cell>
          <table:table-cell office:value-type="float" office:value="15599" table:style-name="ce47">
            <text:p>15.599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27959205620877547" table:style-name="ce48">
            <text:p>28,0%</text:p>
          </table:table-cell>
          <table:table-cell office:value-type="float" office:value="19113" table:style-name="ce47">
            <text:p>19.113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25882942419153893" table:style-name="ce48">
            <text:p>25,9%</text:p>
          </table:table-cell>
          <table:table-cell office:value-type="float" office:value="13369" table:style-name="ce47">
            <text:p>13.369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3826090553705503" table:style-name="ce48">
            <text:p>13,8%</text:p>
          </table:table-cell>
          <table:table-cell office:value-type="float" office:value="25906" table:style-name="ce47">
            <text:p>25.90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615581900030489" table:style-name="ce48">
            <text:p>11,6%</text:p>
          </table:table-cell>
          <table:table-cell office:value-type="float" office:value="3262" table:style-name="ce47">
            <text:p>3.26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250798886712704E-2" table:style-name="ce48">
            <text:p>6,7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116810" table:style-name="ce49">
            <text:p>116.810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1125448741714667" table:style-name="ce50">
            <text:p>21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48393" table:style-name="ce47">
            <text:p>148.393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3949351060462172" table:style-name="ce48">
            <text:p>93,9%</text:p>
          </table:table-cell>
          <table:table-cell office:value-type="float" office:value="35074" table:style-name="ce47">
            <text:p>35.07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16460407075243685" table:style-name="ce48">
            <text:p>16,5%</text:p>
          </table:table-cell>
          <table:table-cell office:value-type="float" office:value="77238" table:style-name="ce47">
            <text:p>77.238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27573281355423945" table:style-name="ce48">
            <text:p>27,6%</text:p>
          </table:table-cell>
          <table:table-cell office:value-type="float" office:value="49029" table:style-name="ce47">
            <text:p>49.029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421269674125015" table:style-name="ce48">
            <text:p>14,4%</text:p>
          </table:table-cell>
          <table:table-cell office:value-type="float" office:value="90767" table:style-name="ce47">
            <text:p>90.767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522194277704735" table:style-name="ce48">
            <text:p>12,5%</text:p>
          </table:table-cell>
          <table:table-cell office:value-type="float" office:value="11527" table:style-name="ce47">
            <text:p>11.527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214619128724443E-2" table:style-name="ce48">
            <text:p>8,2%</text:p>
          </table:table-cell>
          <table:table-cell office:value-type="float" office:value="7" table:style-name="ce47">
            <text:p>7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6736801836266259E-4" table:style-name="ce48">
            <text:p>0,0%</text:p>
          </table:table-cell>
          <table:table-cell office:value-type="float" office:value="412035" table:style-name="ce49">
            <text:p>412.035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1707497353964944" table:style-name="ce50">
            <text:p>21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22" table:style-name="ce47">
            <text:p>2.222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5297504798464496" table:style-name="ce48">
            <text:p>85,3%</text:p>
          </table:table-cell>
          <table:table-cell office:value-type="float" office:value="2823" table:style-name="ce47">
            <text:p>2.823</text:p>
          </table:table-cell>
          <table:table-cell office:value-type="float" office:value="4318" table:style-name="ce47">
            <text:p>4.318</text:p>
          </table:table-cell>
          <table:table-cell office:value-type="percentage" office:value="0.65377489578508574" table:style-name="ce48">
            <text:p>65,4%</text:p>
          </table:table-cell>
          <table:table-cell office:value-type="float" office:value="2363" table:style-name="ce47">
            <text:p>2.363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0075092274404991" table:style-name="ce48">
            <text:p>30,1%</text:p>
          </table:table-cell>
          <table:table-cell office:value-type="float" office:value="1810" table:style-name="ce47">
            <text:p>1.810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662859120803047" table:style-name="ce48">
            <text:p>15,7%</text:p>
          </table:table-cell>
          <table:table-cell office:value-type="float" office:value="3555" table:style-name="ce47">
            <text:p>3.555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23987228098184" table:style-name="ce48">
            <text:p>11,8%</text:p>
          </table:table-cell>
          <table:table-cell office:value-type="float" office:value="285" table:style-name="ce47">
            <text:p>285</text:p>
          </table:table-cell>
          <table:table-cell office:value-type="float" office:value="7581" table:style-name="ce47">
            <text:p>7.581</text:p>
          </table:table-cell>
          <table:table-cell office:value-type="percentage" office:value="3.7593984962406013E-2" table:style-name="ce48">
            <text:p>3,8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3058" table:style-name="ce49">
            <text:p>13.058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19737597871761542" table:style-name="ce50">
            <text:p>19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679" table:style-name="ce47">
            <text:p>1.679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1477224350787572" table:style-name="ce48">
            <text:p>71,5%</text:p>
          </table:table-cell>
          <table:table-cell office:value-type="float" office:value="2314" table:style-name="ce47">
            <text:p>2.314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1739594450373536" table:style-name="ce48">
            <text:p>61,7%</text:p>
          </table:table-cell>
          <table:table-cell office:value-type="float" office:value="1893" table:style-name="ce47">
            <text:p>1.893</text:p>
          </table:table-cell>
          <table:table-cell office:value-type="float" office:value="7827" table:style-name="ce47">
            <text:p>7.827</text:p>
          </table:table-cell>
          <table:table-cell office:value-type="percentage" office:value="0.24185511690302797" table:style-name="ce48">
            <text:p>24,2%</text:p>
          </table:table-cell>
          <table:table-cell office:value-type="float" office:value="1531" table:style-name="ce47">
            <text:p>1.531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549871670059296" table:style-name="ce48">
            <text:p>13,5%</text:p>
          </table:table-cell>
          <table:table-cell office:value-type="float" office:value="3233" table:style-name="ce47">
            <text:p>3.233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742648280445256" table:style-name="ce48">
            <text:p>10,7%</text:p>
          </table:table-cell>
          <table:table-cell office:value-type="float" office:value="193" table:style-name="ce47">
            <text:p>193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610121836925959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0849" table:style-name="ce49">
            <text:p>10.849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6393665568617971" table:style-name="ce50">
            <text:p>16,4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6" table:style-name="ce52">
            <text:p>2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9" table:style-name="ce52">
            <text:p>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508" table:style-name="ce52">
            <text:p>2.50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732" table:style-name="ce52">
            <text:p>7.73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240" table:style-name="ce52">
            <text:p>47.24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78" table:style-name="ce52">
            <text:p>6.27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3793" table:style-name="ce54">
            <text:p>63.793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735510" table:style-name="ce58">
            <text:p>2.735.510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6523882648841364" table:style-name="ce59">
            <text:p>96,5%</text:p>
          </table:table-cell>
          <table:table-cell office:value-type="float" office:value="1025197" table:style-name="ce58">
            <text:p>1.025.197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25888518943597866" table:style-name="ce59">
            <text:p>25,9%</text:p>
          </table:table-cell>
          <table:table-cell office:value-type="float" office:value="1609291" table:style-name="ce58">
            <text:p>1.609.291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0153554834132973" table:style-name="ce59">
            <text:p>30,2%</text:p>
          </table:table-cell>
          <table:table-cell office:value-type="float" office:value="868505" table:style-name="ce58">
            <text:p>868.505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348460311551922" table:style-name="ce59">
            <text:p>12,3%</text:p>
          </table:table-cell>
          <table:table-cell office:value-type="float" office:value="1837354" table:style-name="ce58">
            <text:p>1.837.354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0998093931245408" table:style-name="ce59">
            <text:p>11,0%</text:p>
          </table:table-cell>
          <table:table-cell office:value-type="float" office:value="173699" table:style-name="ce58">
            <text:p>173.699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2472299330060521E-2" table:style-name="ce59">
            <text:p>5,2%</text:p>
          </table:table-cell>
          <table:table-cell office:value-type="float" office:value="1331" table:style-name="ce58">
            <text:p>1.331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4024565644134286E-3" table:style-name="ce59">
            <text:p>0,1%</text:p>
          </table:table-cell>
          <table:table-cell office:value-type="float" office:value="8250887" table:style-name="ce58">
            <text:p>8.250.887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0560487410086195" table:style-name="ce59">
            <text:p>20,6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275864" table:style-name="ce42">
            <text:p>275.864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66711808007428974" table:style-name="ce43">
            <text:p>66,7%</text:p>
          </table:table-cell>
          <table:table-cell office:value-type="float" office:value="14981" table:style-name="ce42">
            <text:p>14.981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2.3034190728203931E-2" table:style-name="ce43">
            <text:p>2,3%</text:p>
          </table:table-cell>
          <table:table-cell office:value-type="float" office:value="42932" table:style-name="ce42">
            <text:p>42.932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6861475287262852E-2" table:style-name="ce43">
            <text:p>4,7%</text:p>
          </table:table-cell>
          <table:table-cell office:value-type="float" office:value="71893" table:style-name="ce42">
            <text:p>71.893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6831467619905124E-2" table:style-name="ce43">
            <text:p>5,7%</text:p>
          </table:table-cell>
          <table:table-cell office:value-type="float" office:value="133056" table:style-name="ce42">
            <text:p>133.056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4213743623688725E-2" table:style-name="ce43">
            <text:p>4,4%</text:p>
          </table:table-cell>
          <table:table-cell office:value-type="float" office:value="12146" table:style-name="ce42">
            <text:p>12.146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1.9407330237790128E-2" table:style-name="ce43">
            <text:p>1,9%</text:p>
          </table:table-cell>
          <table:table-cell office:value-type="float" office:value="102" table:style-name="ce42">
            <text:p>102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5.6068293380093562E-4" table:style-name="ce43">
            <text:p>0,1%</text:p>
          </table:table-cell>
          <table:table-cell office:value-type="float" office:value="550974" table:style-name="ce44">
            <text:p>550.974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7.8017188096705659E-2" table:style-name="ce45">
            <text:p>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52638" table:style-name="ce47">
            <text:p>52.638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53273553493173564" table:style-name="ce48">
            <text:p>53,3%</text:p>
          </table:table-cell>
          <table:table-cell office:value-type="float" office:value="3315" table:style-name="ce47">
            <text:p>3.315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786768105586146E-2" table:style-name="ce48">
            <text:p>2,8%</text:p>
          </table:table-cell>
          <table:table-cell office:value-type="float" office:value="9550" table:style-name="ce47">
            <text:p>9.550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074267588429786E-2" table:style-name="ce48">
            <text:p>6,1%</text:p>
          </table:table-cell>
          <table:table-cell office:value-type="float" office:value="14124" table:style-name="ce47">
            <text:p>14.124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237630254304823E-2" table:style-name="ce48">
            <text:p>7,1%</text:p>
          </table:table-cell>
          <table:table-cell office:value-type="float" office:value="21763" table:style-name="ce47">
            <text:p>21.763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8786884951903572E-2" table:style-name="ce48">
            <text:p>4,9%</text:p>
          </table:table-cell>
          <table:table-cell office:value-type="float" office:value="1457" table:style-name="ce47">
            <text:p>1.457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337743888764297E-2" table:style-name="ce48">
            <text:p>1,6%</text:p>
          </table:table-cell>
          <table:table-cell office:value-type="float" office:value="25" table:style-name="ce47">
            <text:p>25</text:p>
          </table:table-cell>
          <table:table-cell office:value-type="float" office:value="25106" table:style-name="ce47">
            <text:p>25.106</text:p>
          </table:table-cell>
          <table:table-cell office:value-type="percentage" office:value="9.9577790169680554E-4" table:style-name="ce48">
            <text:p>0,1%</text:p>
          </table:table-cell>
          <table:table-cell office:value-type="float" office:value="102872" table:style-name="ce49">
            <text:p>102.872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9.0815032963618189E-2" table:style-name="ce50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49008" table:style-name="ce47">
            <text:p>49.008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55801243367567688" table:style-name="ce48">
            <text:p>55,8%</text:p>
          </table:table-cell>
          <table:table-cell office:value-type="float" office:value="3839" table:style-name="ce47">
            <text:p>3.839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5139909747457641E-2" table:style-name="ce48">
            <text:p>3,5%</text:p>
          </table:table-cell>
          <table:table-cell office:value-type="float" office:value="10334" table:style-name="ce47">
            <text:p>10.334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6.9053537540427118E-2" table:style-name="ce48">
            <text:p>6,9%</text:p>
          </table:table-cell>
          <table:table-cell office:value-type="float" office:value="13921" table:style-name="ce47">
            <text:p>13.921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5591318515785914E-2" table:style-name="ce48">
            <text:p>8,6%</text:p>
          </table:table-cell>
          <table:table-cell office:value-type="float" office:value="21484" table:style-name="ce47">
            <text:p>21.484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6700818081621885E-2" table:style-name="ce48">
            <text:p>6,7%</text:p>
          </table:table-cell>
          <table:table-cell office:value-type="float" office:value="2400" table:style-name="ce47">
            <text:p>2.400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4297606083537902E-2" table:style-name="ce48">
            <text:p>4,4%</text:p>
          </table:table-cell>
          <table:table-cell office:value-type="float" office:value="27" table:style-name="ce47">
            <text:p>27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7348840197905287E-3" table:style-name="ce48">
            <text:p>0,2%</text:p>
          </table:table-cell>
          <table:table-cell office:value-type="float" office:value="101013" table:style-name="ce49">
            <text:p>101.013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1208609767545596" table:style-name="ce50">
            <text:p>11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23743" table:style-name="ce47">
            <text:p>23.743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47924992935287231" table:style-name="ce48">
            <text:p>47,9%</text:p>
          </table:table-cell>
          <table:table-cell office:value-type="float" office:value="2231" table:style-name="ce47">
            <text:p>2.231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7708778379452532E-2" table:style-name="ce48">
            <text:p>2,8%</text:p>
          </table:table-cell>
          <table:table-cell office:value-type="float" office:value="5030" table:style-name="ce47">
            <text:p>5.030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2906739684895633E-2" table:style-name="ce48">
            <text:p>4,3%</text:p>
          </table:table-cell>
          <table:table-cell office:value-type="float" office:value="7672" table:style-name="ce47">
            <text:p>7.672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6273454887603517E-2" table:style-name="ce48">
            <text:p>4,6%</text:p>
          </table:table-cell>
          <table:table-cell office:value-type="float" office:value="17615" table:style-name="ce47">
            <text:p>17.615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7958944433190964E-2" table:style-name="ce48">
            <text:p>3,8%</text:p>
          </table:table-cell>
          <table:table-cell office:value-type="float" office:value="1261" table:style-name="ce47">
            <text:p>1.261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4690292291382705E-2" table:style-name="ce48">
            <text:p>1,5%</text:p>
          </table:table-cell>
          <table:table-cell office:value-type="float" office:value="30" table:style-name="ce47">
            <text:p>30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2875536480686696E-3" table:style-name="ce48">
            <text:p>0,1%</text:p>
          </table:table-cell>
          <table:table-cell office:value-type="float" office:value="57582" table:style-name="ce49">
            <text:p>57.582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5.8383074160557005E-2" table:style-name="ce50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38034" table:style-name="ce47">
            <text:p>38.034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42149474710758456" table:style-name="ce48">
            <text:p>42,1%</text:p>
          </table:table-cell>
          <table:table-cell office:value-type="float" office:value="13946" table:style-name="ce47">
            <text:p>13.946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0247264302955391E-2" table:style-name="ce48">
            <text:p>9,0%</text:p>
          </table:table-cell>
          <table:table-cell office:value-type="float" office:value="9569" table:style-name="ce47">
            <text:p>9.569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0703214060878297E-2" table:style-name="ce48">
            <text:p>4,1%</text:p>
          </table:table-cell>
          <table:table-cell office:value-type="float" office:value="17322" table:style-name="ce47">
            <text:p>17.322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419135436161957E-2" table:style-name="ce48">
            <text:p>4,9%</text:p>
          </table:table-cell>
          <table:table-cell office:value-type="float" office:value="34769" table:style-name="ce47">
            <text:p>34.769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1769029962362342E-2" table:style-name="ce48">
            <text:p>4,2%</text:p>
          </table:table-cell>
          <table:table-cell office:value-type="float" office:value="2412" table:style-name="ce47">
            <text:p>2.412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4716380209763329E-2" table:style-name="ce48">
            <text:p>1,5%</text:p>
          </table:table-cell>
          <table:table-cell office:value-type="float" office:value="21" table:style-name="ce47">
            <text:p>21</text:p>
          </table:table-cell>
          <table:table-cell office:value-type="float" office:value="44352" table:style-name="ce47">
            <text:p>44.352</text:p>
          </table:table-cell>
          <table:table-cell office:value-type="percentage" office:value="4.734848484848485E-4" table:style-name="ce48">
            <text:p>0,0%</text:p>
          </table:table-cell>
          <table:table-cell office:value-type="float" office:value="116073" table:style-name="ce49">
            <text:p>116.073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2036853438715407E-2" table:style-name="ce50">
            <text:p>6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23855" table:style-name="ce47">
            <text:p>23.85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58123385799912286" table:style-name="ce48">
            <text:p>58,1%</text:p>
          </table:table-cell>
          <table:table-cell office:value-type="float" office:value="1704" table:style-name="ce47">
            <text:p>1.704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2110956167791055E-2" table:style-name="ce48">
            <text:p>3,2%</text:p>
          </table:table-cell>
          <table:table-cell office:value-type="float" office:value="3768" table:style-name="ce47">
            <text:p>3.768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8716788415540759E-2" table:style-name="ce48">
            <text:p>4,9%</text:p>
          </table:table-cell>
          <table:table-cell office:value-type="float" office:value="5599" table:style-name="ce47">
            <text:p>5.599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2236005513316435E-2" table:style-name="ce48">
            <text:p>6,2%</text:p>
          </table:table-cell>
          <table:table-cell office:value-type="float" office:value="10616" table:style-name="ce47">
            <text:p>10.616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465375487152558E-2" table:style-name="ce48">
            <text:p>5,5%</text:p>
          </table:table-cell>
          <table:table-cell office:value-type="float" office:value="614" table:style-name="ce47">
            <text:p>614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757549735222556E-2" table:style-name="ce48">
            <text:p>1,8%</text:p>
          </table:table-cell>
          <table:table-cell office:value-type="float" office:value="3" table:style-name="ce47">
            <text:p>3</text:p>
          </table:table-cell>
          <table:table-cell office:value-type="float" office:value="10791" table:style-name="ce47">
            <text:p>10.791</text:p>
          </table:table-cell>
          <table:table-cell office:value-type="percentage" office:value="2.7800945232137893E-4" table:style-name="ce48">
            <text:p>0,0%</text:p>
          </table:table-cell>
          <table:table-cell office:value-type="float" office:value="46159" table:style-name="ce49">
            <text:p>46.159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9.2063169147798898E-2" table:style-name="ce50">
            <text:p>9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32837" table:style-name="ce47">
            <text:p>132.837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59393177946587861" table:style-name="ce48">
            <text:p>59,4%</text:p>
          </table:table-cell>
          <table:table-cell office:value-type="float" office:value="9873" table:style-name="ce47">
            <text:p>9.873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0230634448473981E-2" table:style-name="ce48">
            <text:p>4,0%</text:p>
          </table:table-cell>
          <table:table-cell office:value-type="float" office:value="20251" table:style-name="ce47">
            <text:p>20.251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3567448795417092E-2" table:style-name="ce48">
            <text:p>6,4%</text:p>
          </table:table-cell>
          <table:table-cell office:value-type="float" office:value="30171" table:style-name="ce47">
            <text:p>30.171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7.9152620187577891E-2" table:style-name="ce48">
            <text:p>7,9%</text:p>
          </table:table-cell>
          <table:table-cell office:value-type="float" office:value="42160" table:style-name="ce47">
            <text:p>42.16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053927870627241E-2" table:style-name="ce48">
            <text:p>5,7%</text:p>
          </table:table-cell>
          <table:table-cell office:value-type="float" office:value="2654" table:style-name="ce47">
            <text:p>2.654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376701610557947E-2" table:style-name="ce48">
            <text:p>1,8%</text:p>
          </table:table-cell>
          <table:table-cell office:value-type="float" office:value="86" table:style-name="ce47">
            <text:p>86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138531117884181E-3" table:style-name="ce48">
            <text:p>0,2%</text:p>
          </table:table-cell>
          <table:table-cell office:value-type="float" office:value="238032" table:style-name="ce49">
            <text:p>238.032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1373456487804086" table:style-name="ce50">
            <text:p>11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74245" table:style-name="ce47">
            <text:p>74.245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54917377990147487" table:style-name="ce48">
            <text:p>54,9%</text:p>
          </table:table-cell>
          <table:table-cell office:value-type="float" office:value="5809" table:style-name="ce47">
            <text:p>5.809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6511398419871652E-2" table:style-name="ce48">
            <text:p>3,7%</text:p>
          </table:table-cell>
          <table:table-cell office:value-type="float" office:value="13857" table:style-name="ce47">
            <text:p>13.857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3435022248264999E-2" table:style-name="ce48">
            <text:p>6,3%</text:p>
          </table:table-cell>
          <table:table-cell office:value-type="float" office:value="22599" table:style-name="ce47">
            <text:p>22.599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3497941316126678E-2" table:style-name="ce48">
            <text:p>7,3%</text:p>
          </table:table-cell>
          <table:table-cell office:value-type="float" office:value="35063" table:style-name="ce47">
            <text:p>35.063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4.9533456238124503E-2" table:style-name="ce48">
            <text:p>5,0%</text:p>
          </table:table-cell>
          <table:table-cell office:value-type="float" office:value="3582" table:style-name="ce47">
            <text:p>3.582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3956981768081434E-2" table:style-name="ce48">
            <text:p>2,4%</text:p>
          </table:table-cell>
          <table:table-cell office:value-type="float" office:value="85" table:style-name="ce47">
            <text:p>85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064205457463883E-3" table:style-name="ce48">
            <text:p>0,2%</text:p>
          </table:table-cell>
          <table:table-cell office:value-type="float" office:value="155240" table:style-name="ce49">
            <text:p>155.240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9.0257703068203757E-2" table:style-name="ce50">
            <text:p>9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171122" table:style-name="ce47">
            <text:p>171.122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38265547992379179" table:style-name="ce48">
            <text:p>38,3%</text:p>
          </table:table-cell>
          <table:table-cell office:value-type="float" office:value="28724" table:style-name="ce47">
            <text:p>28.724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4.5213854416551756E-2" table:style-name="ce48">
            <text:p>4,5%</text:p>
          </table:table-cell>
          <table:table-cell office:value-type="float" office:value="49678" table:style-name="ce47">
            <text:p>49.678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5.9311066113965881E-2" table:style-name="ce48">
            <text:p>5,9%</text:p>
          </table:table-cell>
          <table:table-cell office:value-type="float" office:value="67914" table:style-name="ce47">
            <text:p>67.914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2204839802890689E-2" table:style-name="ce48">
            <text:p>6,2%</text:p>
          </table:table-cell>
          <table:table-cell office:value-type="float" office:value="127964" table:style-name="ce47">
            <text:p>127.964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5642321764743227E-2" table:style-name="ce48">
            <text:p>4,6%</text:p>
          </table:table-cell>
          <table:table-cell office:value-type="float" office:value="16523" table:style-name="ce47">
            <text:p>16.523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2.970074561939617E-2" table:style-name="ce48">
            <text:p>3,0%</text:p>
          </table:table-cell>
          <table:table-cell office:value-type="float" office:value="215" table:style-name="ce47">
            <text:p>215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3448931591853075E-3" table:style-name="ce48">
            <text:p>0,1%</text:p>
          </table:table-cell>
          <table:table-cell office:value-type="float" office:value="462140" table:style-name="ce49">
            <text:p>462.140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7.0753857596340772E-2" table:style-name="ce50">
            <text:p>7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47457" table:style-name="ce47">
            <text:p>147.457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53323858807873259" table:style-name="ce48">
            <text:p>53,3%</text:p>
          </table:table-cell>
          <table:table-cell office:value-type="float" office:value="10563" table:style-name="ce47">
            <text:p>10.563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4124039080806282E-2" table:style-name="ce48">
            <text:p>2,4%</text:p>
          </table:table-cell>
          <table:table-cell office:value-type="float" office:value="23901" table:style-name="ce47">
            <text:p>23.901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115696160681076E-2" table:style-name="ce48">
            <text:p>4,1%</text:p>
          </table:table-cell>
          <table:table-cell office:value-type="float" office:value="34143" table:style-name="ce47">
            <text:p>34.143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5382768823421515E-2" table:style-name="ce48">
            <text:p>4,5%</text:p>
          </table:table-cell>
          <table:table-cell office:value-type="float" office:value="68494" table:style-name="ce47">
            <text:p>68.494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8785549220342171E-2" table:style-name="ce48">
            <text:p>3,9%</text:p>
          </table:table-cell>
          <table:table-cell office:value-type="float" office:value="5255" table:style-name="ce47">
            <text:p>5.255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4893689383676176E-2" table:style-name="ce48">
            <text:p>1,5%</text:p>
          </table:table-cell>
          <table:table-cell office:value-type="float" office:value="101" table:style-name="ce47">
            <text:p>101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9.8011625537365718E-4" table:style-name="ce48">
            <text:p>0,1%</text:p>
          </table:table-cell>
          <table:table-cell office:value-type="float" office:value="289914" table:style-name="ce49">
            <text:p>289.914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6.7906603065370122E-2" table:style-name="ce50">
            <text:p>6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45526" table:style-name="ce47">
            <text:p>45.526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59898690875600291" table:style-name="ce48">
            <text:p>59,9%</text:p>
          </table:table-cell>
          <table:table-cell office:value-type="float" office:value="3196" table:style-name="ce47">
            <text:p>3.196</text:p>
          </table:table-cell>
          <table:table-cell office:value-type="float" office:value="91876" table:style-name="ce47">
            <text:p>91.876</text:p>
          </table:table-cell>
          <table:table-cell office:value-type="percentage" office:value="3.4786015934520444E-2" table:style-name="ce48">
            <text:p>3,5%</text:p>
          </table:table-cell>
          <table:table-cell office:value-type="float" office:value="7798" table:style-name="ce47">
            <text:p>7.798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2236126962337483E-2" table:style-name="ce48">
            <text:p>6,2%</text:p>
          </table:table-cell>
          <table:table-cell office:value-type="float" office:value="12984" table:style-name="ce47">
            <text:p>12.984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6730332829046899E-2" table:style-name="ce48">
            <text:p>7,7%</text:p>
          </table:table-cell>
          <table:table-cell office:value-type="float" office:value="19729" table:style-name="ce47">
            <text:p>19.729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083666403242957E-2" table:style-name="ce48">
            <text:p>5,6%</text:p>
          </table:table-cell>
          <table:table-cell office:value-type="float" office:value="907" table:style-name="ce47">
            <text:p>907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192040794869099E-2" table:style-name="ce48">
            <text:p>1,2%</text:p>
          </table:table-cell>
          <table:table-cell office:value-type="float" office:value="37" table:style-name="ce47">
            <text:p>37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7658569178637903E-3" table:style-name="ce48">
            <text:p>0,2%</text:p>
          </table:table-cell>
          <table:table-cell office:value-type="float" office:value="90177" table:style-name="ce49">
            <text:p>90.177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9.8963689060625776E-2" table:style-name="ce50">
            <text:p>9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11611" table:style-name="ce47">
            <text:p>111.611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47635530213143723" table:style-name="ce48">
            <text:p>47,6%</text:p>
          </table:table-cell>
          <table:table-cell office:value-type="float" office:value="4710" table:style-name="ce47">
            <text:p>4.710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254719390396258E-2" table:style-name="ce48">
            <text:p>1,6%</text:p>
          </table:table-cell>
          <table:table-cell office:value-type="float" office:value="16647" table:style-name="ce47">
            <text:p>16.647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798415805054089E-2" table:style-name="ce48">
            <text:p>4,8%</text:p>
          </table:table-cell>
          <table:table-cell office:value-type="float" office:value="23512" table:style-name="ce47">
            <text:p>23.512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7927167279724259E-2" table:style-name="ce48">
            <text:p>5,8%</text:p>
          </table:table-cell>
          <table:table-cell office:value-type="float" office:value="38492" table:style-name="ce47">
            <text:p>38.49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3297892922866489E-2" table:style-name="ce48">
            <text:p>4,3%</text:p>
          </table:table-cell>
          <table:table-cell office:value-type="float" office:value="1471" table:style-name="ce47">
            <text:p>1.471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9.6304298013028256E-3" table:style-name="ce48">
            <text:p>1,0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196446" table:style-name="ce49">
            <text:p>196.446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8.3146713235981912E-2" table:style-name="ce50">
            <text:p>8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3731" table:style-name="ce47">
            <text:p>13.73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1831854820552079" table:style-name="ce48">
            <text:p>61,8%</text:p>
          </table:table-cell>
          <table:table-cell office:value-type="float" office:value="679" table:style-name="ce47">
            <text:p>67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4142222222222221E-2" table:style-name="ce48">
            <text:p>2,4%</text:p>
          </table:table-cell>
          <table:table-cell office:value-type="float" office:value="2396" table:style-name="ce47">
            <text:p>2.396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3524046874171486E-2" table:style-name="ce48">
            <text:p>6,4%</text:p>
          </table:table-cell>
          <table:table-cell office:value-type="float" office:value="3369" table:style-name="ce47">
            <text:p>3.369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0682275931520641E-2" table:style-name="ce48">
            <text:p>7,1%</text:p>
          </table:table-cell>
          <table:table-cell office:value-type="float" office:value="4684" table:style-name="ce47">
            <text:p>4.684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524317493356127E-2" table:style-name="ce48">
            <text:p>4,4%</text:p>
          </table:table-cell>
          <table:table-cell office:value-type="float" office:value="375" table:style-name="ce47">
            <text:p>375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771374586679263E-2" table:style-name="ce48">
            <text:p>1,8%</text:p>
          </table:table-cell>
          <table:table-cell office:value-type="float" office:value="2" table:style-name="ce47">
            <text:p>2</text:p>
          </table:table-cell>
          <table:table-cell office:value-type="float" office:value="6286" table:style-name="ce47">
            <text:p>6.286</text:p>
          </table:table-cell>
          <table:table-cell office:value-type="percentage" office:value="3.1816735602927139E-4" table:style-name="ce48">
            <text:p>0,0%</text:p>
          </table:table-cell>
          <table:table-cell office:value-type="float" office:value="25236" table:style-name="ce49">
            <text:p>25.236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9.3194676278121627E-2" table:style-name="ce50">
            <text:p>9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21991" table:style-name="ce47">
            <text:p>221.991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0966104767083562" table:style-name="ce48">
            <text:p>61,0%</text:p>
          </table:table-cell>
          <table:table-cell office:value-type="float" office:value="8888" table:style-name="ce47">
            <text:p>8.888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6894736742060632E-2" table:style-name="ce48">
            <text:p>1,7%</text:p>
          </table:table-cell>
          <table:table-cell office:value-type="float" office:value="30987" table:style-name="ce47">
            <text:p>30.987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4057993269095423E-2" table:style-name="ce48">
            <text:p>4,4%</text:p>
          </table:table-cell>
          <table:table-cell office:value-type="float" office:value="51410" table:style-name="ce47">
            <text:p>51.410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2848374200618227E-2" table:style-name="ce48">
            <text:p>5,3%</text:p>
          </table:table-cell>
          <table:table-cell office:value-type="float" office:value="111013" table:style-name="ce47">
            <text:p>111.013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162535698842001E-2" table:style-name="ce48">
            <text:p>4,4%</text:p>
          </table:table-cell>
          <table:table-cell office:value-type="float" office:value="13538" table:style-name="ce47">
            <text:p>13.538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8220864011206631E-2" table:style-name="ce48">
            <text:p>2,8%</text:p>
          </table:table-cell>
          <table:table-cell office:value-type="float" office:value="52" table:style-name="ce47">
            <text:p>52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3.8274412818984109E-4" table:style-name="ce48">
            <text:p>0,0%</text:p>
          </table:table-cell>
          <table:table-cell office:value-type="float" office:value="437879" table:style-name="ce49">
            <text:p>437.879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7.6879912873446851E-2" table:style-name="ce50">
            <text:p>7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45798" table:style-name="ce47">
            <text:p>45.798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65640452336930821" table:style-name="ce48">
            <text:p>65,6%</text:p>
          </table:table-cell>
          <table:table-cell office:value-type="float" office:value="2744" table:style-name="ce47">
            <text:p>2.744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6666925820464728E-2" table:style-name="ce48">
            <text:p>2,7%</text:p>
          </table:table-cell>
          <table:table-cell office:value-type="float" office:value="7489" table:style-name="ce47">
            <text:p>7.489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0977135505653158E-2" table:style-name="ce48">
            <text:p>5,1%</text:p>
          </table:table-cell>
          <table:table-cell office:value-type="float" office:value="13844" table:style-name="ce47">
            <text:p>13.844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4917282514911662E-2" table:style-name="ce48">
            <text:p>6,5%</text:p>
          </table:table-cell>
          <table:table-cell office:value-type="float" office:value="27505" table:style-name="ce47">
            <text:p>27.505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4.9894333941026547E-2" table:style-name="ce48">
            <text:p>5,0%</text:p>
          </table:table-cell>
          <table:table-cell office:value-type="float" office:value="2509" table:style-name="ce47">
            <text:p>2.509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143199035957762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99986" table:style-name="ce49">
            <text:p>99.986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0798138796698768E-2" table:style-name="ce50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23564" table:style-name="ce47">
            <text:p>23.564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57241412816401882" table:style-name="ce48">
            <text:p>57,2%</text:p>
          </table:table-cell>
          <table:table-cell office:value-type="float" office:value="1785" table:style-name="ce47">
            <text:p>1.785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1993834241468309E-2" table:style-name="ce48">
            <text:p>3,2%</text:p>
          </table:table-cell>
          <table:table-cell office:value-type="float" office:value="4057" table:style-name="ce47">
            <text:p>4.057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4940144087535885E-2" table:style-name="ce48">
            <text:p>5,5%</text:p>
          </table:table-cell>
          <table:table-cell office:value-type="float" office:value="7559" table:style-name="ce47">
            <text:p>7.559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174447225267341E-2" table:style-name="ce48">
            <text:p>7,8%</text:p>
          </table:table-cell>
          <table:table-cell office:value-type="float" office:value="12352" table:style-name="ce47">
            <text:p>12.352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383180587190849E-2" table:style-name="ce48">
            <text:p>5,5%</text:p>
          </table:table-cell>
          <table:table-cell office:value-type="float" office:value="912" table:style-name="ce47">
            <text:p>912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02185341717348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0233" table:style-name="ce49">
            <text:p>50.233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9.0847929684320941E-2" table:style-name="ce50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75547" table:style-name="ce47">
            <text:p>75.547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47829692940804053" table:style-name="ce48">
            <text:p>47,8%</text:p>
          </table:table-cell>
          <table:table-cell office:value-type="float" office:value="3730" table:style-name="ce47">
            <text:p>3.730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7505080227706835E-2" table:style-name="ce48">
            <text:p>1,8%</text:p>
          </table:table-cell>
          <table:table-cell office:value-type="float" office:value="12866" table:style-name="ce47">
            <text:p>12.866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5930479546192865E-2" table:style-name="ce48">
            <text:p>4,6%</text:p>
          </table:table-cell>
          <table:table-cell office:value-type="float" office:value="21982" table:style-name="ce47">
            <text:p>21.982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4657315053665398E-2" table:style-name="ce48">
            <text:p>6,5%</text:p>
          </table:table-cell>
          <table:table-cell office:value-type="float" office:value="35084" table:style-name="ce47">
            <text:p>35.084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4.8401805065606769E-2" table:style-name="ce48">
            <text:p>4,8%</text:p>
          </table:table-cell>
          <table:table-cell office:value-type="float" office:value="3120" table:style-name="ce47">
            <text:p>3.120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223441631093976E-2" table:style-name="ce48">
            <text:p>2,2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52335" table:style-name="ce49">
            <text:p>152.335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8.0255599874191508E-2" table:style-name="ce50">
            <text:p>8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632" table:style-name="ce47">
            <text:p>1.632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2648752399232244" table:style-name="ce48">
            <text:p>62,6%</text:p>
          </table:table-cell>
          <table:table-cell office:value-type="float" office:value="383" table:style-name="ce47">
            <text:p>383</text:p>
          </table:table-cell>
          <table:table-cell office:value-type="float" office:value="4318" table:style-name="ce47">
            <text:p>4.318</text:p>
          </table:table-cell>
          <table:table-cell office:value-type="percentage" office:value="8.8698471514590094E-2" table:style-name="ce48">
            <text:p>8,9%</text:p>
          </table:table-cell>
          <table:table-cell office:value-type="float" office:value="315" table:style-name="ce47">
            <text:p>315</text:p>
          </table:table-cell>
          <table:table-cell office:value-type="float" office:value="7857" table:style-name="ce47">
            <text:p>7.857</text:p>
          </table:table-cell>
          <table:table-cell office:value-type="percentage" office:value="4.0091638029782363E-2" table:style-name="ce48">
            <text:p>4,0%</text:p>
          </table:table-cell>
          <table:table-cell office:value-type="float" office:value="515" table:style-name="ce47">
            <text:p>515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4565593631014193E-2" table:style-name="ce48">
            <text:p>4,5%</text:p>
          </table:table-cell>
          <table:table-cell office:value-type="float" office:value="817" table:style-name="ce47">
            <text:p>817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173551519989358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706" table:style-name="ce49">
            <text:p>3.706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6017412860122739E-2" table:style-name="ce50">
            <text:p>5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381" table:style-name="ce47">
            <text:p>1.381</text:p>
          </table:table-cell>
          <table:table-cell office:value-type="float" office:value="2349" table:style-name="ce47">
            <text:p>2.349</text:p>
          </table:table-cell>
          <table:table-cell office:value-type="percentage" office:value="0.58790974882928904" table:style-name="ce48">
            <text:p>58,8%</text:p>
          </table:table-cell>
          <table:table-cell office:value-type="float" office:value="706" table:style-name="ce47">
            <text:p>706</text:p>
          </table:table-cell>
          <table:table-cell office:value-type="float" office:value="3748" table:style-name="ce47">
            <text:p>3.748</text:p>
          </table:table-cell>
          <table:table-cell office:value-type="percentage" office:value="0.18836712913553896" table:style-name="ce48">
            <text:p>18,8%</text:p>
          </table:table-cell>
          <table:table-cell office:value-type="float" office:value="342" table:style-name="ce47">
            <text:p>342</text:p>
          </table:table-cell>
          <table:table-cell office:value-type="float" office:value="7827" table:style-name="ce47">
            <text:p>7.827</text:p>
          </table:table-cell>
          <table:table-cell office:value-type="percentage" office:value="4.3694902261402838E-2" table:style-name="ce48">
            <text:p>4,4%</text:p>
          </table:table-cell>
          <table:table-cell office:value-type="float" office:value="534" table:style-name="ce47">
            <text:p>534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260819541552347E-2" table:style-name="ce48">
            <text:p>4,7%</text:p>
          </table:table-cell>
          <table:table-cell office:value-type="float" office:value="830" table:style-name="ce47">
            <text:p>830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579332114969265E-2" table:style-name="ce48">
            <text:p>2,8%</text:p>
          </table:table-cell>
          <table:table-cell office:value-type="float" office:value="58" table:style-name="ce47">
            <text:p>58</text:p>
          </table:table-cell>
          <table:table-cell office:value-type="float" office:value="8536" table:style-name="ce47">
            <text:p>8.536</text:p>
          </table:table-cell>
          <table:table-cell office:value-type="percentage" office:value="6.7947516401124647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3857" table:style-name="ce49">
            <text:p>3.857</text:p>
          </table:table-cell>
          <table:table-cell office:value-type="float" office:value="66178" table:style-name="ce49">
            <text:p>66.178</text:p>
          </table:table-cell>
          <table:table-cell office:value-type="percentage" office:value="5.8282208588957052E-2" table:style-name="ce50">
            <text:p>5,8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1" table:style-name="ce52">
            <text:p>47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83" table:style-name="ce52">
            <text:p>1.083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631" table:style-name="ce52">
            <text:p>3.63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2" table:style-name="ce52">
            <text:p>14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332" table:style-name="ce54">
            <text:p>5.332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529585" table:style-name="ce58">
            <text:p>1.529.585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53972196424589203" table:style-name="ce59">
            <text:p>54,0%</text:p>
          </table:table-cell>
          <table:table-cell office:value-type="float" office:value="121810" table:style-name="ce58">
            <text:p>121.810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0759751467470699E-2" table:style-name="ce59">
            <text:p>3,1%</text:p>
          </table:table-cell>
          <table:table-cell office:value-type="float" office:value="272238" table:style-name="ce58">
            <text:p>272.238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1009689738740177E-2" table:style-name="ce59">
            <text:p>5,1%</text:p>
          </table:table-cell>
          <table:table-cell office:value-type="float" office:value="422150" table:style-name="ce58">
            <text:p>422.150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0021560273362203E-2" table:style-name="ce59">
            <text:p>6,0%</text:p>
          </table:table-cell>
          <table:table-cell office:value-type="float" office:value="767121" table:style-name="ce58">
            <text:p>767.12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5918580821283805E-2" table:style-name="ce59">
            <text:p>4,6%</text:p>
          </table:table-cell>
          <table:table-cell office:value-type="float" office:value="71380" table:style-name="ce58">
            <text:p>71.380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1563006846209362E-2" table:style-name="ce59">
            <text:p>2,2%</text:p>
          </table:table-cell>
          <table:table-cell office:value-type="float" office:value="902" table:style-name="ce58">
            <text:p>902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9.5042510976777806E-4" table:style-name="ce59">
            <text:p>0,1%</text:p>
          </table:table-cell>
          <table:table-cell office:value-type="float" office:value="3185186" table:style-name="ce58">
            <text:p>3.185.186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7.9372044062393302E-2" table:style-name="ce59">
            <text:p>7,9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14T16:32:36Z</dc:date>
  </office:meta>
</office:document-meta>
</file>